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8" calcext:value-type="float">
            <text:p>1258</text:p>
          </table:table-cell>
          <table:table-cell table:style-name="ce7" table:formula="of:=COUNTIF([.B7:.B999998];&quot;X&quot;)" office:value-type="float" office:value="1084" calcext:value-type="float">
            <text:p>108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39" calcext:value-type="float">
            <text:p>13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5">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3" table:number-rows-repeated="15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 style:data-style-name="N2" text:time-value="22:58:47.5308695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3T22:59:41.630078445</dc:date>
    <meta:editing-duration>P1DT9H29M20S</meta:editing-duration>
    <meta:editing-cycles>1250</meta:editing-cycles>
    <meta:document-statistic meta:table-count="1" meta:cell-count="7592" meta:object-count="0"/>
  </office:meta>
</office:document-meta>
</file>